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02cm" table:align="left"/>
    </style:style>
    <style:style style:name="Table1.A" style:family="table-column">
      <style:table-column-properties style:column-width="1.295cm"/>
    </style:style>
    <style:style style:name="Table1.B" style:family="table-column">
      <style:table-column-properties style:column-width="8.1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824cm" table:align="left"/>
    </style:style>
    <style:style style:name="Table2.A" style:family="table-column">
      <style:table-column-properties style:column-width="1.93cm"/>
    </style:style>
    <style:style style:name="Table2.B" style:family="table-column">
      <style:table-column-properties style:column-width="1.873cm"/>
    </style:style>
    <style:style style:name="Table2.C" style:family="table-column">
      <style:table-column-properties style:column-width="2.02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0.268cm" table:align="left"/>
    </style:style>
    <style:style style:name="Table3.A" style:family="table-column">
      <style:table-column-properties style:column-width="4.075cm"/>
    </style:style>
    <style:style style:name="Table3.B" style:family="table-column">
      <style:table-column-properties style:column-width="0.714cm"/>
    </style:style>
    <style:style style:name="Table3.C" style:family="table-column">
      <style:table-column-properties style:column-width="1.76cm"/>
    </style:style>
    <style:style style:name="Table3.D" style:family="table-column">
      <style:table-column-properties style:column-width="2.512cm"/>
    </style:style>
    <style:style style:name="Table3.E" style:family="table-column">
      <style:table-column-properties style:column-width="1.207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>
      <style:text-properties officeooo:rsid="0003cc14"/>
    </style:style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Good.<text:line-break/>Now I will refine and extend your <text:span text:style-name="Strong_20_Emphasis">Tests Section</text:span> to incorporate:</text:p>
      <text:list text:style-name="L24">
        <text:list-item>
          <text:p text:style-name="P27">Deterministic + statistical question selection (X → Y logic)</text:p>
        </text:list-item>
        <text:list-item>
          <text:p text:style-name="P27">Canonical ID generation &amp; duplicate detection</text:p>
        </text:list-item>
        <text:list-item>
          <text:p text:style-name="P27">Structural immutability enforcement</text:p>
        </text:list-item>
        <text:list-item>
          <text:p text:style-name="P27">Randomized question order at assignment level</text:p>
        </text:list-item>
        <text:list-item>
          <text:p text:style-name="P27">% Raw Score + % Accuracy normalization (no raw score anywhere)</text:p>
        </text:list-item>
        <text:list-item>
          <text:p text:style-name="P27">Snapshot-based safety for 10-year integrity</text:p>
        </text:list-item>
        <text:list-item>
          <text:p text:style-name="P27">Clear separation between template logic and assignment logic</text:p>
        </text:list-item>
      </text:list>
      <text:p text:style-name="Text_20_body">This will be developer-ready.</text:p>
      <text:p text:style-name="Horizontal_20_Line"/>
      <text:h text:style-name="Heading_20_1" text:outline-level="1">🧩 ADMIN DASHBOARD — TESTS SECTION</text:h>
      <text:p text:style-name="Text_20_body"><text:span text:style-name="Strong_20_Emphasis">Structural Template Engine Specification v2.0</text:span></text:p>
      <text:p text:style-name="Horizontal_20_Line"/>
      <text:h text:style-name="Heading_20_1" text:outline-level="1">0️⃣ Core Principle</text:h>
      <text:p text:style-name="Text_20_body">Tests = Structural Templates<text:line-break/>Assignments = Execution Instances</text:p>
      <text:p text:style-name="Text_20_body">A Test template:</text:p>
      <text:list text:style-name="L25">
        <text:list-item>
          <text:p text:style-name="P28">Freezes question set</text:p>
        </text:list-item>
        <text:list-item>
          <text:p text:style-name="P28">Freezes difficulty distribution</text:p>
        </text:list-item>
        <text:list-item>
          <text:p text:style-name="P28">Freezes timing profile</text:p>
        </text:list-item>
        <text:list-item>
          <text:p text:style-name="P28">Freezes phase configuration</text:p>
        </text:list-item>
        <text:list-item>
          <text:p text:style-name="P28">Freezes marking scheme</text:p>
        </text:list-item>
        <text:list-item>
          <text:p text:style-name="P28">Generates canonical identity</text:p>
        </text:list-item>
      </text:list>
      <text:p text:style-name="Text_20_body">After first assignment → structure immutable.</text:p>
      <text:p text:style-name="Horizontal_20_Line"/>
      <text:h text:style-name="Heading_20_1" text:outline-level="1">1️⃣ NAVIGATION STRUCTURE</text:h>
      <text:p text:style-name="Preformatted_20_Text"><text:span text:style-name="Source_20_Text">Tests</text:span></text:p>
      <text:p text:style-name="Preformatted_20_Text"><text:span text:style-name="Source_20_Text"><text:s text:c="3"/>├── Create Test</text:span></text:p>
      <text:p text:style-name="Preformatted_20_Text"><text:span text:style-name="Source_20_Text"><text:s text:c="3"/>├── Test Library</text:span></text:p>
      <text:p text:style-name="Preformatted_20_Text"><text:soft-page-break/><text:span text:style-name="Source_20_Text"><text:s text:c="3"/>├── Template Analytics</text:span></text:p>
      <text:p text:style-name="Preformatted_20_Text"><text:span text:style-name="Source_20_Text"><text:s text:c="3"/>├── Distribution Review</text:span></text:p>
      <text:p text:style-name="P1"><text:span text:style-name="Source_20_Text"><text:s text:c="3"/>└── Template Settings</text:span></text:p>
      <text:p text:style-name="Horizontal_20_Line"/>
      <text:h text:style-name="Heading_20_1" text:outline-level="1">2️⃣ TESTS → CREATE TEST</text:h>
      <text:h text:style-name="Heading_20_2" text:outline-level="2">Step 1 — Question Pool Selection</text:h>
      <text:p text:style-name="Text_20_body">Teacher applies filters:</text:p>
      <text:list text:style-name="L26">
        <text:list-item>
          <text:p text:style-name="P29">Subject</text:p>
        </text:list-item>
        <text:list-item>
          <text:p text:style-name="P29">Chapter</text:p>
        </text:list-item>
        <text:list-item>
          <text:p text:style-name="P29">Difficulty</text:p>
        </text:list-item>
        <text:list-item>
          <text:p text:style-name="P29">Tags</text:p>
        </text:list-item>
        <text:list-item>
          <text:p text:style-name="P29">QuestionType</text:p>
        </text:list-item>
        <text:list-item>
          <text:p text:style-name="P29">Academic Year</text:p>
        </text:list-item>
        <text:list-item>
          <text:p text:style-name="P29">Unused / Used</text:p>
        </text:list-item>
        <text:list-item>
          <text:p text:style-name="P29">Custom filters</text:p>
        </text:list-item>
      </text:list>
      <text:p text:style-name="Text_20_body">System returns:</text:p>
      <text:p text:style-name="P1"><text:span text:style-name="Source_20_Text">X total questions matched</text:span></text:p>
      <text:p text:style-name="Text_20_body">Now teacher chooses:</text:p>
      <text:p text:style-name="P1"><text:span text:style-name="Source_20_Text">Generate test with Y questions (Y ≤ X)</text:span></text:p>
      <text:p text:style-name="Horizontal_20_Line"/>
      <text:h text:style-name="Heading_20_1" text:outline-level="1">3️⃣ X → Y SELECTION MECHANISM</text:h>
      <text:p text:style-name="Text_20_body">Teacher must select one of the following:</text:p>
      <text:p text:style-name="Horizontal_20_Line"/>
      <text:h text:style-name="Heading_20_2" text:outline-level="2">3.1 Deterministic Manual Selection</text:h>
      <text:p text:style-name="Text_20_body">UI shows filtered list.</text:p>
      <text:p text:style-name="Text_20_body">Teacher manually selects Y questions.</text:p>
      <text:p text:style-name="Text_20_body">Use case:</text:p>
      <text:list text:style-name="L27">
        <text:list-item>
          <text:p text:style-name="P30">Curated test</text:p>
        </text:list-item>
        <text:list-item>
          <text:p text:style-name="P30">Specific concept emphasis</text:p>
        </text:list-item>
      </text:list>
      <text:p text:style-name="Text_20_body"><text:soft-page-break/>Store:</text:p>
      <text:p text:style-name="P1"><text:span text:style-name="Source_20_Text">selectionMethod = "manual"</text:span></text:p>
      <text:p text:style-name="Horizontal_20_Line"/>
      <text:h text:style-name="Heading_20_2" text:outline-level="2">3.2 Statistical Selection Options</text:h>
      <text:h text:style-name="Heading_20_3" text:outline-level="3">3.2.1 Shuffle + Slice</text:h>
      <text:list text:style-name="L28">
        <text:list-item>
          <text:p text:style-name="P31">Shuffle X</text:p>
        </text:list-item>
        <text:list-item>
          <text:p text:style-name="P31">Take first Y</text:p>
        </text:list-item>
      </text:list>
      <text:p text:style-name="P1"><text:span text:style-name="Source_20_Text">selectionMethod = "shuffle_slice"</text:span></text:p>
      <text:p text:style-name="Horizontal_20_Line"/>
      <text:h text:style-name="Heading_20_3" text:outline-level="3">3.2.2 Offset + Limit (Slice)</text:h>
      <text:list text:style-name="L29">
        <text:list-item>
          <text:p text:style-name="P32">Sorted list (e.g., by createdAt or difficulty)</text:p>
        </text:list-item>
        <text:list-item>
          <text:p text:style-name="P32">Take from offset N to N+Y</text:p>
        </text:list-item>
      </text:list>
      <text:p text:style-name="P1"><text:span text:style-name="Source_20_Text">selectionMethod = "offset_limit"</text:span></text:p>
      <text:p text:style-name="Text_20_body">Useful for segmented tests.</text:p>
      <text:p text:style-name="Horizontal_20_Line"/>
      <text:h text:style-name="Heading_20_3" text:outline-level="3">3.2.3 Round Robin</text:h>
      <text:p text:style-name="Text_20_body">If multiple subjects selected:</text:p>
      <text:p text:style-name="Text_20_body">Distribute evenly across:</text:p>
      <text:list text:style-name="L30">
        <text:list-item>
          <text:p text:style-name="P33">Subjects</text:p>
        </text:list-item>
        <text:list-item>
          <text:p text:style-name="P33">Chapters</text:p>
        </text:list-item>
        <text:list-item>
          <text:p text:style-name="P33">Difficulty</text:p>
        </text:list-item>
      </text:list>
      <text:p text:style-name="Text_20_body">Algorithm:</text:p>
      <text:p text:style-name="Preformatted_20_Text"><text:span text:style-name="Source_20_Text">For each category:</text:span></text:p>
      <text:p text:style-name="Preformatted_20_Text"><text:span text:style-name="Source_20_Text"><text:s text:c="4"/>pick 1 question cyclically</text:span></text:p>
      <text:p text:style-name="P1"><text:span text:style-name="Source_20_Text">until Y reached</text:span></text:p>
      <text:p text:style-name="Text_20_body">Ensures structural balance.</text:p>
      <text:p text:style-name="P1"><text:span text:style-name="Source_20_Text">selectionMethod = "round_robin"</text:span></text:p>
      <text:p text:style-name="Horizontal_20_Line"/>
      <text:h text:style-name="Heading_20_1" text:outline-level="1"><text:soft-page-break/>4️⃣ CANONICAL TEMPLATE ID (CRITICAL)</text:h>
      <text:p text:style-name="Text_20_body">After Y questions finalized:</text:p>
      <text:p text:style-name="Text_20_body">Sort question IDs ascending.</text:p>
      <text:p text:style-name="Text_20_body">Generate canonical string:</text:p>
      <text:p text:style-name="P1"><text:span text:style-name="Source_20_Text">hash = SHA256(concatenatedQuestionIds)</text:span></text:p>
      <text:p text:style-name="Text_20_body">Store as:</text:p>
      <text:p text:style-name="P1"><text:span text:style-name="Source_20_Text">canonicalId</text:span></text:p>
      <text:p text:style-name="Text_20_body">Before saving template:</text:p>
      <text:p text:style-name="Text_20_body">Check:</text:p>
      <text:p text:style-name="P1"><text:span text:style-name="Source_20_Text">Does canonicalId already exist?</text:span></text:p>
      <text:p text:style-name="Text_20_body">If yes:<text:line-break/>Show teacher:</text:p>
      <text:p text:style-name="Text_20_body">“Duplicate template detected. Existing template: TEST_023”</text:p>
      <text:p text:style-name="Text_20_body">Teacher may:</text:p>
      <text:list text:style-name="L31">
        <text:list-item>
          <text:p text:style-name="P34">Reuse existing template</text:p>
        </text:list-item>
        <text:list-item>
          <text:p text:style-name="P34">Continue and create duplicate intentionally</text:p>
        </text:list-item>
      </text:list>
      <text:p text:style-name="Text_20_body">This prevents silent structural duplication.</text:p>
      <text:p text:style-name="Horizontal_20_Line"/>
      <text:h text:style-name="Heading_20_1" text:outline-level="1">5️⃣ STEP 2 — Select Exam Type</text:h>
      <text:p text:style-name="Text_20_body">Exam Type determines:</text:p>
      <text:list text:style-name="L32">
        <text:list-item>
          <text:p text:style-name="P35">Marking scheme</text:p>
        </text:list-item>
        <text:list-item>
          <text:p text:style-name="P35">Default timing windows</text:p>
        </text:list-item>
        <text:list-item>
          <text:p text:style-name="P35">Default section structure</text:p>
        </text:list-item>
        <text:list-item>
          <text:p text:style-name="P35">Difficulty timing mapping</text:p>
        </text:list-item>
      </text:list>
      <text:p text:style-name="Text_20_body">No manual marks entry allowed for JEE/NEET.</text:p>
      <text:p text:style-name="Text_20_body">All stored in template snapshot.</text:p>
      <text:p text:style-name="Horizontal_20_Line"/>
      <text:h text:style-name="Heading_20_1" text:outline-level="1"><text:soft-page-break/>6️⃣ STEP 3 — Set Duration</text:h>
      <text:p text:style-name="Text_20_body">Admin sets totalDuration.</text:p>
      <text:p text:style-name="Text_20_body">System computes:</text:p>
      <text:p text:style-name="Text_20_body">If L2:</text:p>
      <text:list text:style-name="L33">
        <text:list-item>
          <text:p text:style-name="P36">Recommended per-difficulty timing</text:p>
        </text:list-item>
        <text:list-item>
          <text:p text:style-name="P36">Phase distribution preview</text:p>
        </text:list-item>
      </text:list>
      <text:p text:style-name="Horizontal_20_Line"/>
      <text:h text:style-name="Heading_20_1" text:outline-level="1">7️⃣ STEP 4 — Mode Capability</text:h>
      <text:p text:style-name="Text_20_body">Mode defines allowed execution modes at assignment time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Allowed Modes</text:p>
            </table:table-cell>
          </table:table-row>
        </table:table-header-rows>
        <table:table-row>
          <table:table-cell table:style-name="Table1.A1" office:value-type="string">
            <text:p text:style-name="Table_20_Contents">L0</text:p>
          </table:table-cell>
          <table:table-cell table:style-name="Table1.A1" office:value-type="string">
            <text:p text:style-name="Table_20_Contents">Operational</text:p>
          </table:table-cell>
        </table:table-row>
        <table:table-row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Operational + Diagnostic</text:p>
          </table:table-cell>
        </table:table-row>
        <table:table-row>
          <table:table-cell table:style-name="Table1.A1" office:value-type="string">
            <text:p text:style-name="Table_20_Contents">L2</text:p>
          </table:table-cell>
          <table:table-cell table:style-name="Table1.A1" office:value-type="string">
            <text:p text:style-name="Table_20_Contents">Operational + Diagnostic + Controlled + Hard</text:p>
          </table:table-cell>
        </table:table-row>
        <table:table-row>
          <table:table-cell table:style-name="Table1.A1" office:value-type="string">
            <text:p text:style-name="Table_20_Contents">L3</text:p>
          </table:table-cell>
          <table:table-cell table:style-name="Table1.A1" office:value-type="string">
            <text:p text:style-name="Table_20_Contents">Same as L2</text:p>
          </table:table-cell>
        </table:table-row>
      </table:table>
      <text:p text:style-name="Text_20_body">Important:<text:line-break/>Mode here defines capability ceiling.<text:line-break/>Actual mode selected during assignment.</text:p>
      <text:p text:style-name="Text_20_body">Store:</text:p>
      <text:p text:style-name="P1"><text:span text:style-name="Source_20_Text">allowedModes: []</text:span></text:p>
      <text:p text:style-name="Horizontal_20_Line"/>
      <text:h text:style-name="Heading_20_1" text:outline-level="1">8️⃣ STEP 5 — Adaptive Phase Snapshot (L2+)</text:h>
      <text:p text:style-name="Text_20_body">Using difficulty weights:</text:p>
      <text:p text:style-name="Preformatted_20_Text"><text:span text:style-name="Source_20_Text">Easy = 1</text:span></text:p>
      <text:p text:style-name="Preformatted_20_Text"><text:span text:style-name="Source_20_Text">Medium = 2.3</text:span></text:p>
      <text:p text:style-name="P1"><text:span text:style-name="Source_20_Text">Hard = 4</text:span></text:p>
      <text:p text:style-name="Text_20_body">Compute load:</text:p>
      <text:p text:style-name="P1"><text:span text:style-name="Source_20_Text">totalLoad = Σ(weight × count)</text:span></text:p>
      <text:p text:style-name="Text_20_body">Compute recommended phase split.</text:p>
      <text:p text:style-name="Text_20_body">Store immutable snapshot:</text:p>
      <text:p text:style-name="P1"><text:span text:style-name="Source_20_Text">phaseConfigSnapshot</text:span></text:p>
      <text:p text:style-name="Text_20_body">After assignment → locked forever.</text:p>
      <text:p text:style-name="Horizontal_20_Line"/>
      <text:h text:style-name="Heading_20_1" text:outline-level="1"><text:soft-page-break/>9️⃣ STEP 6 — Timing Profile Snapshot (L2+)</text:h>
      <text:p text:style-name="Text_20_body">Derived from exam type.</text:p>
      <text:p text:style-name="Text_20_body">Example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Difficulty</text:p>
            </table:table-cell>
            <table:table-cell table:style-name="Table2.A1" office:value-type="string">
              <text:p text:style-name="Table_20_Heading">MinTime</text:p>
            </table:table-cell>
            <table:table-cell table:style-name="Table2.A1" office:value-type="string">
              <text:p text:style-name="Table_20_Heading">MaxTime</text:p>
            </table:table-cell>
          </table:table-row>
        </table:table-header-rows>
        <table:table-row>
          <table:table-cell table:style-name="Table2.A1" office:value-type="string">
            <text:p text:style-name="Table_20_Contents">Easy</text:p>
          </table:table-cell>
          <table:table-cell table:style-name="Table2.A1" office:value-type="string">
            <text:p text:style-name="Table_20_Contents">30s</text:p>
          </table:table-cell>
          <table:table-cell table:style-name="Table2.A1" office:value-type="string">
            <text:p text:style-name="Table_20_Contents">60s</text:p>
          </table:table-cell>
        </table:table-row>
        <table:table-row>
          <table:table-cell table:style-name="Table2.A1" office:value-type="string">
            <text:p text:style-name="Table_20_Contents">Medium</text:p>
          </table:table-cell>
          <table:table-cell table:style-name="Table2.A1" office:value-type="string">
            <text:p text:style-name="Table_20_Contents">60s</text:p>
          </table:table-cell>
          <table:table-cell table:style-name="Table2.A1" office:value-type="string">
            <text:p text:style-name="Table_20_Contents">150s</text:p>
          </table:table-cell>
        </table:table-row>
        <table:table-row>
          <table:table-cell table:style-name="Table2.A1" office:value-type="string">
            <text:p text:style-name="Table_20_Contents">Hard</text:p>
          </table:table-cell>
          <table:table-cell table:style-name="Table2.A1" office:value-type="string">
            <text:p text:style-name="Table_20_Contents">150s</text:p>
          </table:table-cell>
          <table:table-cell table:style-name="Table2.A1" office:value-type="string">
            <text:p text:style-name="Table_20_Contents">210s</text:p>
          </table:table-cell>
        </table:table-row>
      </table:table>
      <text:p text:style-name="Text_20_body">Stored in:</text:p>
      <text:p text:style-name="P1"><text:span text:style-name="Source_20_Text">timingProfile</text:span></text:p>
      <text:p text:style-name="Text_20_body">Never modified post-assignment.</text:p>
      <text:p text:style-name="Horizontal_20_Line"/>
      <text:h text:style-name="Heading_20_1" text:outline-level="1">🔟 STEP 7 — Confirm &amp; Save</text:h>
      <text:p text:style-name="Text_20_body">Initial status:</text:p>
      <text:p text:style-name="P1"><text:span text:style-name="Source_20_Text">draft</text:span></text:p>
      <text:p text:style-name="Text_20_body">After confirmation:</text:p>
      <text:p text:style-name="P1"><text:span text:style-name="Source_20_Text">ready</text:span></text:p>
      <text:p text:style-name="Text_20_body">After first assignment:</text:p>
      <text:p text:style-name="P1"><text:span text:style-name="Source_20_Text">assigned</text:span></text:p>
      <text:p text:style-name="Text_20_body">Structural edits locked.</text:p>
      <text:p text:style-name="Horizontal_20_Line"/>
      <text:h text:style-name="Heading_20_1" text:outline-level="1">11️⃣ TEST LIBRARY</text:h>
      <text:p text:style-name="Text_20_body">Columns:</text:p>
      <text:list text:style-name="L34">
        <text:list-item>
          <text:p text:style-name="P37">Template Name</text:p>
        </text:list-item>
        <text:list-item>
          <text:p text:style-name="P37">Exam Type</text:p>
        </text:list-item>
        <text:list-item>
          <text:p text:style-name="P37">Total Questions</text:p>
        </text:list-item>
        <text:list-item>
          <text:p text:style-name="P37">Difficulty Distribution Badge</text:p>
        </text:list-item>
        <text:list-item>
          <text:p text:style-name="P37">Phase Config Badge (L2)</text:p>
        </text:list-item>
        <text:list-item>
          <text:p text:style-name="P37">Mode Capability</text:p>
        </text:list-item>
        <text:list-item>
          <text:p text:style-name="P37">Canonical ID (hidden in UI)</text:p>
        </text:list-item>
        <text:list-item>
          <text:p text:style-name="P37">Total Runs</text:p>
        </text:list-item>
        <text:list-item>
          <text:p text:style-name="P37"><text:soft-page-break/>Last Used</text:p>
        </text:list-item>
        <text:list-item>
          <text:p text:style-name="P37">Status</text:p>
        </text:list-item>
      </text:list>
      <text:p text:style-name="Horizontal_20_Line"/>
      <text:h text:style-name="Heading_20_1" text:outline-level="1">12️⃣ TEMPLATE STATUS MACHINE</text:h>
      <text:p text:style-name="Preformatted_20_Text"><text:span text:style-name="Source_20_Text">draft → ready → assigned → archived</text:span></text:p>
      <text:p text:style-name="Preformatted_20_Text"><text:span text:style-name="Source_20_Text"><text:s text:c="16"/>↓</text:span></text:p>
      <text:p text:style-name="P1"><text:span text:style-name="Source_20_Text"><text:s text:c="12"/>deprecated</text:span></text:p>
      <text:p text:style-name="Text_20_body">Rules:</text:p>
      <text:list text:style-name="L35">
        <text:list-item>
          <text:p text:style-name="P38">draft → editable</text:p>
        </text:list-item>
        <text:list-item>
          <text:p text:style-name="P38">ready → editable</text:p>
        </text:list-item>
        <text:list-item>
          <text:p text:style-name="P38">assigned → structure locked</text:p>
        </text:list-item>
        <text:list-item>
          <text:p text:style-name="P38">archived → hidden</text:p>
        </text:list-item>
        <text:list-item>
          <text:p text:style-name="P38">deprecated → excluded from future comparisons</text:p>
        </text:list-item>
      </text:list>
      <text:p text:style-name="Horizontal_20_Line"/>
      <text:h text:style-name="Heading_20_1" text:outline-level="1">13️⃣ RANDOMIZATION AT ASSIGNMENT LEVEL</text:h>
      <text:p text:style-name="Text_20_body">Important separation.</text:p>
      <text:p text:style-name="Text_20_body">Template contains fixed question set.</text:p>
      <text:p text:style-name="Text_20_body">At assignment stage:</text:p>
      <text:p text:style-name="Text_20_body">Teacher may enable:</text:p>
      <text:p text:style-name="P1"><text:span text:style-name="Source_20_Text">Shuffle Question Order = ON/OFF</text:span></text:p>
      <text:p text:style-name="Text_20_body">This:</text:p>
      <text:list text:style-name="L36">
        <text:list-item>
          <text:p text:style-name="P39">Shuffles display order</text:p>
        </text:list-item>
        <text:list-item>
          <text:p text:style-name="P39">Does NOT change canonicalId</text:p>
        </text:list-item>
        <text:list-item>
          <text:p text:style-name="P39">Does NOT change structural identity</text:p>
        </text:list-item>
        <text:list-item>
          <text:p text:style-name="P39">Does NOT affect analytics normalization</text:p>
        </text:list-item>
      </text:list>
      <text:p text:style-name="Text_20_body">Each session stores:</text:p>
      <text:p text:style-name="P1"><text:span text:style-name="Source_20_Text">displayOrderMap</text:span></text:p>
      <text:p text:style-name="Text_20_body">Ensures fairness.</text:p>
      <text:p text:style-name="Horizontal_20_Line"/>
      <text:h text:style-name="Heading_20_1" text:outline-level="1"><text:soft-page-break/>14️⃣ TEMPLATE ANALYTICS</text:h>
      <text:p text:style-name="Text_20_body">Cross-run evaluation.</text:p>
      <text:p text:style-name="Text_20_body">All metrics must use:</text:p>
      <text:list text:style-name="L37">
        <text:list-item>
          <text:p text:style-name="P40">Avg Raw Score %</text:p>
        </text:list-item>
        <text:list-item>
          <text:p text:style-name="P40">Avg Accuracy %</text:p>
        </text:list-item>
        <text:list-item>
          <text:p text:style-name="P40">Never raw marks.</text:p>
        </text:list-item>
      </text:list>
      <text:p text:style-name="Text_20_body">L1:</text:p>
      <text:list text:style-name="L38">
        <text:list-item>
          <text:p text:style-name="P41">Avg Raw %</text:p>
        </text:list-item>
        <text:list-item>
          <text:p text:style-name="P41">Avg Accuracy %</text:p>
        </text:list-item>
        <text:list-item>
          <text:p text:style-name="P41">Run count</text:p>
        </text:list-item>
      </text:list>
      <text:p text:style-name="Text_20_body">L2:</text:p>
      <text:list text:style-name="L39">
        <text:list-item>
          <text:p text:style-name="P42">Phase adherence variance</text:p>
        </text:list-item>
        <text:list-item>
          <text:p text:style-name="P42">Risk distribution shift</text:p>
        </text:list-item>
        <text:list-item>
          <text:p text:style-name="P42">Stability variance</text:p>
        </text:list-item>
        <text:list-item>
          <text:p text:style-name="P42">Discipline stress score</text:p>
        </text:list-item>
        <text:list-item>
          <text:p text:style-name="P42">Controlled vs Uncontrolled delta</text:p>
        </text:list-item>
      </text:list>
      <text:p text:style-name="Text_20_body">All aggregated in:</text:p>
      <text:p text:style-name="P1"><text:span text:style-name="Source_20_Text">templateAnalytics/{testId}</text:span></text:p>
      <text:p text:style-name="Text_20_body">Never recompute from sessions on read.</text:p>
      <text:p text:style-name="Horizontal_20_Line"/>
      <text:h text:style-name="Heading_20_1" text:outline-level="1">15️⃣ DISTRIBUTION REVIEW</text:h>
      <text:p text:style-name="Text_20_body">Displays:</text:p>
      <text:list text:style-name="L40">
        <text:list-item>
          <text:p text:style-name="P43">Difficulty %</text:p>
        </text:list-item>
        <text:list-item>
          <text:p text:style-name="P43">Chapter coverage</text:p>
        </text:list-item>
        <text:list-item>
          <text:p text:style-name="P43">Marks distribution</text:p>
        </text:list-item>
        <text:list-item>
          <text:p text:style-name="P43">Section balance</text:p>
        </text:list-item>
      </text:list>
      <text:p text:style-name="Text_20_body">L2 adds:</text:p>
      <text:list text:style-name="L41">
        <text:list-item>
          <text:p text:style-name="P44">Estimated stress index</text:p>
        </text:list-item>
        <text:list-item>
          <text:p text:style-name="P44">Phase load preview</text:p>
        </text:list-item>
        <text:list-item>
          <text:p text:style-name="P44">Risk prediction preview</text:p>
        </text:list-item>
      </text:list>
      <text:p text:style-name="Text_20_body"><text:soft-page-break/>Purely structural view.</text:p>
      <text:p text:style-name="Horizontal_20_Line"/>
      <text:h text:style-name="Heading_20_1" text:outline-level="1">16️⃣ DATA MODEL</text:h>
      <text:p text:style-name="Preformatted_20_Text"><text:span text:style-name="Source_20_Text">institutes/{id}/tests/{testId}</text:span></text:p>
      <text:p text:style-name="Preformatted_20_Text"><text:span text:style-name="Source_20_Text">{</text:span></text:p>
      <text:p text:style-name="Preformatted_20_Text"><text:span text:style-name="Source_20_Text"><text:s text:c="2"/>name,</text:span></text:p>
      <text:p text:style-name="Preformatted_20_Text"><text:span text:style-name="Source_20_Text"><text:s text:c="2"/>canonicalId,</text:span></text:p>
      <text:p text:style-name="Preformatted_20_Text"><text:span text:style-name="Source_20_Text"><text:s text:c="2"/>examType,</text:span></text:p>
      <text:p text:style-name="Preformatted_20_Text"><text:span text:style-name="Source_20_Text"><text:s text:c="2"/>totalQuestions,</text:span></text:p>
      <text:p text:style-name="Preformatted_20_Text"><text:span text:style-name="Source_20_Text"><text:s text:c="2"/>questionIds[],</text:span></text:p>
      <text:p text:style-name="Preformatted_20_Text"><text:span text:style-name="Source_20_Text"><text:s text:c="2"/>difficultyDistribution,</text:span></text:p>
      <text:p text:style-name="Preformatted_20_Text"><text:span text:style-name="Source_20_Text"><text:s text:c="2"/>phaseConfigSnapshot,</text:span></text:p>
      <text:p text:style-name="Preformatted_20_Text"><text:span text:style-name="Source_20_Text"><text:s text:c="2"/>timingProfile,</text:span></text:p>
      <text:p text:style-name="Preformatted_20_Text"><text:span text:style-name="Source_20_Text"><text:s text:c="2"/>allowedModes[],</text:span></text:p>
      <text:p text:style-name="Preformatted_20_Text"><text:span text:style-name="Source_20_Text"><text:s text:c="2"/>selectionMethod,</text:span></text:p>
      <text:p text:style-name="Preformatted_20_Text"><text:span text:style-name="Source_20_Text"><text:s text:c="2"/>totalRuns,</text:span></text:p>
      <text:p text:style-name="Preformatted_20_Text"><text:span text:style-name="Source_20_Text"><text:s text:c="2"/>status,</text:span></text:p>
      <text:p text:style-name="Preformatted_20_Text"><text:span text:style-name="Source_20_Text"><text:s text:c="2"/>createdAt</text:span></text:p>
      <text:p text:style-name="P1"><text:span text:style-name="Source_20_Text">}</text:span></text:p>
      <text:p text:style-name="Text_20_body">No session data embedded.</text:p>
      <text:p text:style-name="Horizontal_20_Line"/>
      <text:h text:style-name="Heading_20_1" text:outline-level="1">17️⃣ HOT–WARM–COLD MODEL</text:h>
      <text:p text:style-name="Text_20_body">HOT:<text:line-break/>Templates used current year.</text:p>
      <text:p text:style-name="Text_20_body">WARM:<text:line-break/>Templates unused but recent.</text:p>
      <text:p text:style-name="Text_20_body">COLD:<text:line-break/>Unused &gt; 2 years.<text:line-break/>Metadata retained.<text:line-break/>Images may move to archive bucket.</text:p>
      <text:p text:style-name="Text_20_body">Never delete template with historical runs.</text:p>
      <text:p text:style-name="Horizontal_20_Line"/>
      <text:h text:style-name="Heading_20_1" text:outline-level="1">18️⃣ SECURITY RULES</text:h>
      <text:list text:style-name="L42">
        <text:list-item>
          <text:p text:style-name="P45">Students never access template directly.</text:p>
        </text:list-item>
        <text:list-item>
          <text:p text:style-name="P45">Session always references templateId.</text:p>
        </text:list-item>
        <text:list-item>
          <text:p text:style-name="P45">Structural fields locked post-assignment.</text:p>
        </text:list-item>
        <text:list-item>
          <text:p text:style-name="P45">Mode capability cannot be downgraded post-assignment.</text:p>
        </text:list-item>
      </text:list>
      <text:p text:style-name="Horizontal_20_Line"/>
      <text:h text:style-name="Heading_20_1" text:outline-level="1"><text:soft-page-break/>19️⃣ PERFORMANCE RULES</text:h>
      <text:p text:style-name="Text_20_body">Never:</text:p>
      <text:list text:style-name="L43">
        <text:list-item>
          <text:p text:style-name="P46">Query sessions inside Tests section.</text:p>
        </text:list-item>
        <text:list-item>
          <text:p text:style-name="P46">Compute distribution dynamically.</text:p>
        </text:list-item>
        <text:list-item>
          <text:p text:style-name="P46">Rebuild canonicalId on read.</text:p>
        </text:list-item>
      </text:list>
      <text:p text:style-name="Text_20_body">Always:</text:p>
      <text:list text:style-name="L44">
        <text:list-item>
          <text:p text:style-name="P47">Store difficultyDistribution snapshot.</text:p>
        </text:list-item>
        <text:list-item>
          <text:p text:style-name="P47">Store question count snapshot.</text:p>
        </text:list-item>
        <text:list-item>
          <text:p text:style-name="P47">Increment totalRuns via atomic counter.</text:p>
        </text:list-item>
      </text:list>
      <text:p text:style-name="Horizontal_20_Line"/>
      <text:h text:style-name="Heading_20_1" text:outline-level="1">20️⃣ LAYER VISIBILIT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L0</text:p>
            </table:table-cell>
            <table:table-cell table:style-name="Table3.A1" office:value-type="string">
              <text:p text:style-name="Table_20_Heading">L1</text:p>
            </table:table-cell>
            <table:table-cell table:style-name="Table3.A1" office:value-type="string">
              <text:p text:style-name="Table_20_Heading">L2</text:p>
            </table:table-cell>
            <table:table-cell table:style-name="Table3.A1" office:value-type="string">
              <text:p text:style-name="Table_20_Heading">L3</text:p>
            </table:table-cell>
          </table:table-row>
        </table:table-header-rows>
        <table:table-row>
          <table:table-cell table:style-name="Table3.A1" office:value-type="string">
            <text:p text:style-name="Table_20_Contents">Create Test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Phase Preview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Timing Profile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Template Analytics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✔ Basic</text:p>
          </table:table-cell>
          <table:table-cell table:style-name="Table3.A1" office:value-type="string">
            <text:p text:style-name="Table_20_Contents">✔ Advanced</text:p>
          </table:table-cell>
          <table:table-cell table:style-name="Table3.A1" office:value-type="string">
            <text:p text:style-name="Table_20_Contents">Same</text:p>
          </table:table-cell>
        </table:table-row>
        <table:table-row>
          <table:table-cell table:style-name="Table3.A1" office:value-type="string">
            <text:p text:style-name="Table_20_Contents">Randomization Toggle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21️⃣ SCORE REPLACEMENT RULE (GLOBAL ENFORCEMENT)</text:h>
      <text:p text:style-name="Text_20_body">Throughout Tests module:</text:p>
      <text:p text:style-name="Text_20_body">Replace:</text:p>
      <text:p text:style-name="Text_20_body">❌ Avg Score<text:line-break/>With:</text:p>
      <text:p text:style-name="Text_20_body">✔ Avg Raw Score %<text:line-break/>✔ Avg Accuracy %</text:p>
      <text:p text:style-name="Text_20_body">No raw score anywhere in UI or analytics.</text:p>
      <text:p text:style-name="Text_20_body">This makes system structurally normalized across:</text:p>
      <text:list text:style-name="L45">
        <text:list-item>
          <text:p text:style-name="P48">Chapter tests</text:p>
        </text:list-item>
        <text:list-item>
          <text:p text:style-name="P48">Combined tests</text:p>
        </text:list-item>
        <text:list-item>
          <text:p text:style-name="P48">Full mocks</text:p>
        </text:list-item>
      </text:list>
      <text:p text:style-name="Text_20_body">Correct architectural decision.</text:p>
      <text:p text:style-name="Horizontal_20_Line"><text:soft-page-break/></text:p>
      <text:h text:style-name="Heading_20_1" text:outline-level="1">22️⃣ FINAL TESTS MODULE SUMMARY</text:h>
      <text:p text:style-name="Text_20_body">Tests module now:</text:p>
      <text:p text:style-name="Text_20_body">✔ Supports X → Y intelligent selection<text:line-break/>✔ Prevents structural duplication via canonicalId<text:line-break/>✔ Snapshots difficulty + timing + phase<text:line-break/>✔ Enforces immutability post-assignment<text:line-break/>✔ Supports shuffle at assignment only<text:line-break/>✔ Uses % Raw + % Accuracy everywhere<text:line-break/>✔ Stores analytics separately<text:line-break/>✔ HOT–WARM–COLD aligned<text:line-break/>✔ 10-year governance safe</text:p>
      <text:p text:style-name="Text_20_body">Tests define structure.<text:line-break/>Assignments execute structure.<text:line-break/>Analytics measure execution.<text:line-break/>Insights interpret patterns.<text:line-break/>Governance evaluates maturity.</text:p>
      <text:p text:style-name="Horizontal_20_Line"/>
      <text:p text:style-name="Text_20_body">If you want next, we can refine:</text:p>
      <text:list text:style-name="L46">
        <text:list-item>
          <text:p text:style-name="P49">Assignment section (execution instance logic)</text:p>
        </text:list-item>
        <text:list-item>
          <text:p text:style-name="P49">Test Portal execution engine</text:p>
        </text:list-item>
        <text:list-item>
          <text:p text:style-name="P49">Cross-run stability scoring mathematics</text:p>
        </text:list-item>
        <text:list-item>
          <text:p text:style-name="P49">Licensing thresholds based on template maturity</text:p>
        </text:list-item>
        <text:list-item>
          <text:p text:style-name="P49">Or full database schema mapping</text:p>
        </text:list-item>
      </text:list>
      <text:p text:style-name="Text_20_body">Tell me the next module to harden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6:43:40.970000000</meta:creation-date>
    <dc:date>2026-02-27T21:07:21.057950348</dc:date>
    <meta:editing-duration>PT2H59M44S</meta:editing-duration>
    <meta:editing-cycles>8</meta:editing-cycles>
    <meta:generator>LibreOffice/24.2.7.2$Linux_X86_64 LibreOffice_project/420$Build-2</meta:generator>
    <meta:document-statistic meta:table-count="3" meta:image-count="0" meta:object-count="0" meta:page-count="11" meta:paragraph-count="313" meta:word-count="1110" meta:character-count="7056" meta:non-whitespace-character-count="6275"/>
  </office:meta>
</office:document-meta>
</file>